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9" table:default-cell-style-name="Default"/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/>
          <table:table-cell table:style-name="ce1"/>
          <table:table-cell table:style-name="ce1" office:value-type="string">
            <text:p>R/O semantics</text:p>
          </table:table-cell>
          <table:table-cell table:style-name="ce1" office:value-type="string">
            <text:p>Handling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IE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IR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STAT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CON2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CON1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RDPT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RDPTH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WRPT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WRPTH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TXST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TXSTH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TXND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TXNDH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RXST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RXSTH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RXND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RXNDH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RXRDPT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RXRDPTH</text:p>
          </table:table-cell>
          <table:table-cell office:value-type="string">
            <text:p>X</text:p>
          </table:table-cell>
          <table:table-cell table:number-columns-repeated="8"/>
          <table:table-cell table:style-name="ce4"/>
        </table:table-row>
        <table:table-row table:style-name="ro2">
          <table:table-cell/>
          <table:table-cell office:value-type="string">
            <text:p>ERXWRPT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RXWRPTH</text:p>
          </table:table-cell>
          <table:table-cell office:value-type="string">
            <text:p>X</text:p>
          </table:table-cell>
          <table:table-cell table:number-columns-repeated="8"/>
          <table:table-cell table:style-name="ce4"/>
        </table:table-row>
        <table:table-row table:style-name="ro2">
          <table:table-cell/>
          <table:table-cell office:value-type="string">
            <text:p>EDMAST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DMASTH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DMAND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DMANDH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DMADST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DMADSTH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EDMACS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DMACS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HT0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HT1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HT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HT3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HT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HT5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HT6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HT7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M0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M1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M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M3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M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M5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M6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M7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CS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CS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O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MOH</text:p>
          </table:table-cell>
          <table:table-cell office:value-type="string">
            <text:p>X</text:p>
          </table:table-cell>
          <table:table-cell table:number-columns-repeated="8"/>
          <table:table-cell table:style-name="ce4"/>
        </table:table-row>
        <table:table-row table:style-name="ro2">
          <table:table-cell/>
          <table:table-cell office:value-type="string">
            <text:p>EWOLIE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WOLIR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RXFCON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KTCNT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CON1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2">
          <table:table-cell/>
          <table:table-cell office:value-type="string">
            <text:p>MACON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CON3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CON4</text:p>
          </table:table-cell>
          <table:table-cell office:value-type="string">
            <text:p>X</text:p>
          </table:table-cell>
          <table:table-cell table:number-columns-repeated="8"/>
          <table:table-cell table:style-name="ce4"/>
        </table:table-row>
        <table:table-row table:style-name="ro2">
          <table:table-cell/>
          <table:table-cell office:value-type="string">
            <text:p>MABBIPG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IPG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IPG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CLCON1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CLCON2</text:p>
          </table:table-cell>
          <table:table-cell office:value-type="string">
            <text:p>X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/>
          <table:table-cell office:value-type="string">
            <text:p>MAMXFL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MXFL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PHSUP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ICON</text:p>
          </table:table-cell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CMD</text:p>
          </table:table-cell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7"/>
          <table:table-cell table:style-name="ce4"/>
        </table:table-row>
        <table:table-row table:style-name="ro2">
          <table:table-cell/>
          <table:table-cell office:value-type="string">
            <text:p>MIREGADR</text:p>
          </table:table-cell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2">
          <table:table-cell/>
          <table:table-cell office:value-type="string">
            <text:p>MIWRL</text:p>
          </table:table-cell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WRH</text:p>
          </table:table-cell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RDL</text:p>
          </table:table-cell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RDH</text:p>
          </table:table-cell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AADR1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ADR0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ADR3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ADR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ADR5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AADR4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BSTSD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BSTCON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BSTCS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BSTCS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MISTAT</text:p>
          </table:table-cell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REVID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COCON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FLOCON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AUS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AUSH</text:p>
          </table:table-cell>
          <table:table-cell office:value-type="string">
            <text:p>X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00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D </meta:initial-creator>
    <meta:creation-date>2012-08-08T18:28:33</meta:creation-date>
    <dc:date>2012-08-12T00:38:30</dc:date>
    <dc:creator>DCM </dc:creator>
    <meta:editing-duration>PT1H7M46S</meta:editing-duration>
    <meta:editing-cycles>17</meta:editing-cycles>
    <meta:generator>LibreOffice/3.3$Unix LibreOffice_project/330m19$Build-401</meta:generator>
    <meta:document-statistic meta:table-count="3" meta:cell-count="186" meta:object-count="0"/>
  </office:meta>
</office:document-meta>
</file>